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23e" officeooo:paragraph-rsid="0019f23e"/>
    </style:style>
    <style:style style:name="P2" style:family="paragraph" style:parent-style-name="Standard">
      <style:text-properties officeooo:rsid="001a0caa" officeooo:paragraph-rsid="001a0caa"/>
    </style:style>
    <style:style style:name="P3" style:family="paragraph" style:parent-style-name="Standard">
      <style:text-properties fo:color="#ce181e" officeooo:rsid="001b8bcb" officeooo:paragraph-rsid="001b8bcb"/>
    </style:style>
    <style:style style:name="P4" style:family="paragraph" style:parent-style-name="Standard">
      <style:text-properties fo:color="#ce181e" officeooo:rsid="001d7fb9" officeooo:paragraph-rsid="001d7fb9"/>
    </style:style>
    <style:style style:name="P5" style:family="paragraph" style:parent-style-name="Standard">
      <style:text-properties fo:color="#ce181e" fo:font-size="14pt" officeooo:rsid="001d7fb9" officeooo:paragraph-rsid="001d7fb9" style:font-size-asian="14pt" style:font-size-complex="14pt"/>
    </style:style>
    <style:style style:name="P6" style:family="paragraph" style:parent-style-name="Standard">
      <style:text-properties fo:color="#000000" officeooo:rsid="001b8bcb" officeooo:paragraph-rsid="001b8bcb"/>
    </style:style>
    <style:style style:name="P7" style:family="paragraph" style:parent-style-name="Standard">
      <style:text-properties fo:color="#000000" officeooo:rsid="001d7fb9" officeooo:paragraph-rsid="001d7fb9"/>
    </style:style>
    <style:style style:name="P8" style:family="paragraph" style:parent-style-name="Standard">
      <style:text-properties fo:color="#000000" officeooo:rsid="001db39d" officeooo:paragraph-rsid="001db39d"/>
    </style:style>
    <style:style style:name="P9" style:family="paragraph" style:parent-style-name="Standard">
      <style:text-properties officeooo:rsid="001e11e5" officeooo:paragraph-rsid="001e11e5"/>
    </style:style>
    <style:style style:name="P10" style:family="paragraph" style:parent-style-name="Standard">
      <style:text-properties officeooo:rsid="001e4aa4" officeooo:paragraph-rsid="001e4aa4"/>
    </style:style>
    <style:style style:name="P11" style:family="paragraph" style:parent-style-name="Standard">
      <style:text-properties officeooo:rsid="00211b4c" officeooo:paragraph-rsid="00211b4c"/>
    </style:style>
    <style:style style:name="P12" style:family="paragraph" style:parent-style-name="Standard">
      <style:text-properties officeooo:rsid="00242f1d" officeooo:paragraph-rsid="00242f1d"/>
    </style:style>
    <style:style style:name="P13" style:family="paragraph" style:parent-style-name="Standard">
      <style:text-properties officeooo:rsid="00261de7" officeooo:paragraph-rsid="00261de7"/>
    </style:style>
    <style:style style:name="P14" style:family="paragraph" style:parent-style-name="Standard">
      <style:text-properties officeooo:rsid="00277e01" officeooo:paragraph-rsid="00277e01"/>
    </style:style>
    <style:style style:name="P15" style:family="paragraph" style:parent-style-name="Standard">
      <style:text-properties officeooo:rsid="00211b4c" officeooo:paragraph-rsid="00211b4c"/>
    </style:style>
    <style:style style:name="T1" style:family="text">
      <style:text-properties officeooo:rsid="001a0caa"/>
    </style:style>
    <style:style style:name="T2" style:family="text">
      <style:text-properties officeooo:rsid="001db39d"/>
    </style:style>
    <style:style style:name="T3" style:family="text">
      <style:text-properties officeooo:rsid="001e4aa4"/>
    </style:style>
    <style:style style:name="T4" style:family="text">
      <style:text-properties officeooo:rsid="001f9454"/>
    </style:style>
    <style:style style:name="T5" style:family="text">
      <style:text-properties officeooo:rsid="002585a0"/>
    </style:style>
    <style:style style:name="T6" style:family="text">
      <style:text-properties officeooo:rsid="0028fec9"/>
    </style:style>
    <style:style style:name="T7" style:family="text">
      <style:text-properties officeooo:rsid="002a985a"/>
    </style:style>
    <style:style style:name="T8" style:family="text">
      <style:text-properties fo:font-variant="normal" fo:text-transform="none" fo:color="#1155cc" style:font-name="Arial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ain</text:p>
      <text:p text:style-name="P1"/>
      <text:p text:style-name="P1">Local variables n instance variables</text:p>
      <text:p text:style-name="P1">oops concepts</text:p>
      <text:p text:style-name="P1"/>
      <text:p text:style-name="P1">2. how to achieve encapsulation in java</text:p>
      <text:p text:style-name="P1"/>
      <text:p text:style-name="P1">3.class path</text:p>
      <text:p text:style-name="P1"/>
      <text:p text:style-name="P1">............................</text:p>
      <text:p text:style-name="P1">create folder lib</text:p>
      <text:p text:style-name="P1">class calculator class</text:p>
      <text:p text:style-name="P1">public int add(int n1, int n2){</text:p>
      <text:p text:style-name="P1"/>
      <text:p text:style-name="P1">}</text:p>
      <text:p text:style-name="P1">com.stackroute.calclib</text:p>
      <text:p text:style-name="P1">compile</text:p>
      <text:p text:style-name="P1">create jar(calclib.jar)</text:p>
      <text:p text:style-name="P1"/>
      <text:p text:style-name="P1"/>
      <text:p text:style-name="P1"/>
      <text:p text:style-name="P1">create a jar fine in cmd prompt</text:p>
      <text:p text:style-name="P1"/>
      <text:p text:style-name="P1"/>
      <text:p text:style-name="P1"/>
      <text:p text:style-name="P1">..................</text:p>
      <text:p text:style-name="P1"><text:span text:style-name="T1">1 .</text:span>folder : client</text:p>
      <text:p text:style-name="P1"><text:span text:style-name="T1">2. </text:span>calculatorClient</text:p>
      <text:p text:style-name="P1">main(){</text:p>
      <text:p text:style-name="P2">Calculaor calc= new Calculator();<text:tab/><text:tab/></text:p>
      <text:p text:style-name="P2">3. package com.stackroute.client</text:p>
      <text:p text:style-name="P2">4. run calculatorclient and display result</text:p>
      <text:p text:style-name="P2"/>
      <text:p text:style-name="P1">}</text:p>
      <text:p text:style-name="P1"/>
      <text:p text:style-name="P1"/>
      <text:p text:style-name="P1"/>
      <text:p text:style-name="P5">TESTING </text:p>
      <text:p text:style-name="P3"/>
      <text:p text:style-name="P4">There are 140 types of testing.</text:p>
      <text:p text:style-name="P3"/>
      <text:p text:style-name="P6">- bugs fixing</text:p>
      <text:p text:style-name="P6">- quality</text:p>
      <text:p text:style-name="P6">- consistency of execution in different environments.</text:p>
      <text:p text:style-name="P6"/>
      <text:p text:style-name="P6"/>
      <text:p text:style-name="P6">---&gt; <text:s/>BLACK BOX TESTING AND WHITE BOX TESTING</text:p>
      <text:p text:style-name="P6">---&gt; <text:s/>FUNCTIONAL AND NON FUNCTIONAL TESTING</text:p>
      <text:p text:style-name="P6"/>
      <text:p text:style-name="P7">FUNCTIONAL TESTING :</text:p>
      <text:p text:style-name="P7"/>
      <text:p text:style-name="P7">1. Unit testing <text:s/>: Testing Each method.</text:p>
      <text:p text:style-name="P7"><text:soft-page-break/>It should not have external dependency and should be fast and atomic.</text:p>
      <text:p text:style-name="P7"/>
      <text:p text:style-name="P7"/>
      <text:p text:style-name="P7">2. Integration Testing <text:s text:c="2"/>: <text:s/></text:p>
      <text:p text:style-name="P7"/>
      <text:p text:style-name="P7">-&gt;Mocking <text:s/>:</text:p>
      <text:p text:style-name="P7"/>
      <text:p text:style-name="P7">Assertions: </text:p>
      <text:p text:style-name="P7"/>
      <text:p text:style-name="P7"/>
      <text:p text:style-name="P8">----&gt;AGILE : </text:p>
      <text:p text:style-name="P8"/>
      <text:p text:style-name="P7">TDD: <text:s/>TEST DRIVEN APPROACH: <text:s text:c="2"/><text:span text:style-name="T2">Done by 2 peer programmeres</text:span></text:p>
      <text:p text:style-name="P7"/>
      <text:p text:style-name="P7">1. <text:s/>WR<text:span text:style-name="T2">ITE CODE</text:span></text:p>
      <text:p text:style-name="P8">2. <text:s/>RUN CODE</text:p>
      <text:p text:style-name="P8">3.</text:p>
      <text:p text:style-name="P6"/>
      <text:p text:style-name="P6"/>
      <text:p text:style-name="P8">* <text:s/>JUNIT <text:s/>FRAMEWORK : TO WRITE TEST CASES</text:p>
      <text:p text:style-name="P8"><text:s text:c="3"/></text:p>
      <text:p text:style-name="P8"><text:s text:c="4"/>HEMSTER </text:p>
      <text:p text:style-name="P8"/>
      <text:p text:style-name="P8"><text:s text:c="4"/>MOKITO</text:p>
      <text:p text:style-name="P8"/>
      <text:p text:style-name="P1"/>
      <text:p text:style-name="P1"/>
      <text:p text:style-name="P9"><text:s/><text:span text:style-name="T6">v</text:span>given---------------------shouldreturn---------------------------</text:p>
      <text:p text:style-name="P9"/>
      <text:p text:style-name="P9">---<text:span text:style-name="T3">How to write test for exception</text:span></text:p>
      <text:p text:style-name="P10">---Different Types of asserts methods</text:p>
      <text:p text:style-name="P10">assertEqual, assertnotnull</text:p>
      <text:p text:style-name="P10"><text:a xlink:type="simple" xlink:href="mailto:-----@ignore" text:style-name="Internet_20_link" text:visited-style-name="Visited_20_Internet_20_Link">-----@ignore</text:a> how to ignore this test</text:p>
      <text:p text:style-name="P10">-----Find how to specify timeout for test</text:p>
      <text:p text:style-name="P10">--- how to implement test suit </text:p>
      <text:p text:style-name="P10">--- <text:span text:style-name="T4">negative test cases and positive test case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>1. new folder in desktop</text:p>
      <text:p text:style-name="P11"/>
      <text:p text:style-name="P11">2. git clone – https...</text:p>
      <text:p text:style-name="P11"><text:s text:c="5"/>give user name <text:s/>khsidra1@in.ibm.com and <text:a xlink:type="simple" xlink:href="mailto:P@ssw0rd" text:style-name="Internet_20_link" text:visited-style-name="Visited_20_Internet_20_Link">P@ssw0rd</text:a></text:p>
      <text:p text:style-name="P11"/>
      <text:p text:style-name="P11">3. open folder in intellij</text:p>
      <text:p text:style-name="P11">rt clik on pm&gt;</text:p>
      <text:p text:style-name="P11">open the folder in intellij</text:p>
      <text:p text:style-name="P11"/>
      <text:p text:style-name="P11"/>
      <text:p text:style-name="P11"><text:soft-page-break/>in src <text:s/>&gt;</text:p>
      <text:p text:style-name="P11">in DataM<text:span text:style-name="T5">u</text:span>nger there is no main method</text:p>
      <text:p text:style-name="P11"/>
      <text:p text:style-name="P11">DataM<text:span text:style-name="T7">u</text:span>ngerTestTask has test cases</text:p>
      <text:p text:style-name="P11"/>
      <text:p text:style-name="P11">Go to readme n read it</text:p>
      <text:p text:style-name="P11"/>
      <text:p text:style-name="P11">csv file is coma seperated file...Query---&gt;csvfile----&gt; o/p</text:p>
      <text:p text:style-name="P11">there is query in readme.md</text:p>
      <text:p text:style-name="P12"/>
      <text:p text:style-name="P12">split and trim</text:p>
      <text:p text:style-name="P12">arrays in java</text:p>
      <text:p text:style-name="P12"/>
      <text:p text:style-name="P13">return queryString.toLowerCase().toString();</text:p>
      <text:p text:style-name="P13"/>
      <text:p text:style-name="P13">String sr[]=queryString.split(regex:””);</text:p>
      <text:p text:style-name="P13"/>
      <text:p text:style-name="P14">pehle tak1,2,3,4 ko test krna .</text:p>
      <text:p text:style-name="P14">data muncher test ko last me test krna hai.</text:p>
      <text:p text:style-name="P11"/>
      <text:p text:style-name="P11"/>
      <text:p text:style-name="P11"/>
      <text:p text:style-name="P11"/>
      <text:p text:style-name="P11"/>
      <text:p text:style-name="P11"><text:a xlink:type="simple" xlink:href="https://github.com/sathwik-pancheti/b1-solution/blob/master/src/com/stackroute/datamunger/test/DataMungerTest.java" text:style-name="Internet_20_link" text:visited-style-name="Visited_20_Internet_20_Link">https://github.com/sathwik-pancheti/b1-solution/blob/master/src/com/stackroute/datamunger/test/DataMungerTest.java</text:a></text:p>
      <text:p text:style-name="P11"/>
      <text:p text:style-name="P11"/>
      <text:p text:style-name="P11"/>
      <text:p text:style-name="P11"><text:a xlink:type="simple" xlink:href="https://github.com/mritunjayr/practice-exercise-2/blob/master/src/main/Java/com/stackroute/javapractice2/Question3.java" office:target-frame-name="_blank" xlink:show="new" text:style-name="Internet_20_link" text:visited-style-name="Visited_20_Internet_20_Link"><text:span text:style-name="T8">https://github.com/mritunjay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2:17:19.793150736</meta:creation-date>
    <dc:date>2019-07-02T00:05:43.808101567</dc:date>
    <meta:editing-duration>P1DT17H44M4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72" meta:word-count="294" meta:character-count="2010" meta:non-whitespace-character-count="1755"/>
  </office:meta>
</office:document-meta>
</file>